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Liberation Serif1" svg:font-family="'Liberation Serif', serif"/>
    <style:font-face style:name="Lohit Devanagari1" svg:font-family="'Lohit Devanagari'"/>
    <style:font-face style:name="Noto Sans CJK SC Regular1" svg:font-family="'Noto Sans CJK SC Regular'"/>
    <style:font-face style:name="Segoe UI" svg:font-family="'Segoe UI', Arial, Helvetica, sans-serif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fo:orphans="2" fo:widows="2"/>
      <style:text-properties fo:color="#000000" style:font-name="Times New Roman" fo:font-size="12pt"/>
    </style:style>
    <style:style style:name="P2" style:family="paragraph" style:parent-style-name="Preformatted_20_Text">
      <style:paragraph-properties fo:text-align="center" style:justify-single-word="false" fo:orphans="2" fo:widows="2"/>
      <style:text-properties fo:color="#000000" style:font-name="Times New Roman" fo:font-size="12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text-align="justify" style:justify-single-word="false" fo:orphans="2" fo:widows="2"/>
    </style:style>
    <style:style style:name="P6" style:family="paragraph" style:parent-style-name="Preformatted_20_Text">
      <style:paragraph-properties fo:text-align="center" style:justify-single-word="false" fo:orphans="2" fo:widows="2"/>
    </style:style>
    <style:style style:name="P7" style:family="paragraph" style:parent-style-name="Preformatted_20_Text">
      <style:paragraph-properties fo:margin-top="0cm" fo:margin-bottom="0.499cm" loext:contextual-spacing="false" fo:orphans="2" fo:widows="2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color="#000000" style:font-name="Times New Roman" fo:font-size="12pt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>
      <style:paragraph-properties fo:margin-top="0cm" fo:margin-bottom="0cm" loext:contextual-spacing="false" fo:line-height="100%"/>
    </style:style>
    <style:style style:name="P11" style:family="paragraph" style:parent-style-name="Heading_20_1">
      <style:paragraph-properties fo:margin-top="0cm" fo:margin-bottom="0.25cm" loext:contextual-spacing="false" fo:text-align="end" style:justify-single-word="false" fo:orphans="2" fo:widows="2"/>
      <style:text-properties fo:font-variant="normal" fo:text-transform="none" fo:color="#000000" style:font-name="Segoe UI" fo:font-size="12pt" fo:letter-spacing="normal" fo:font-style="normal" fo:font-weight="bold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rsid="001d336d" officeooo:paragraph-rsid="001d336d"/>
    </style:style>
    <style:style style:name="P13" style:family="paragraph" style:parent-style-name="Text_20_body">
      <style:paragraph-properties fo:text-align="justify" style:justify-single-word="false"/>
      <style:text-properties fo:font-size="12pt"/>
    </style:style>
    <style:style style:name="P14" style:family="paragraph" style:parent-style-name="Heading_20_1" style:master-page-name="HTML">
      <style:paragraph-properties style:page-number="auto"/>
    </style:style>
    <style:style style:name="T1" style:family="text">
      <style:text-properties style:font-name="Liberation Serif1" fo:font-weight="bold"/>
    </style:style>
    <style:style style:name="T2" style:family="text">
      <style:text-properties fo:font-size="12pt"/>
    </style:style>
    <style:style style:name="T3" style:family="text">
      <style:text-properties fo:color="#000000" style:font-name="Times New Roman" fo:font-size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ensamentos sobre o Salmo 22</text:p>
      <text:p text:style-name="P12"/>
      <text:section text:style-name="Sect1" text:name="texto">
        <text:p text:style-name="P13">Este belo salmo nos abre imediatamente uma cena que para todo cristão deve ser especialmente preciosa, isto é, "a cruz". Mas então, é a cruz em conexão com a terrível questão do pecado, e a consequente renúncia de Cristo por parte de Deus. Existem várias maneiras pelas quais podemos olhar para a cruz e para o Abençoado que ficou pendurado ali - formas que revelam a plenitude da cena que nunca pode ser esquecida no tempo ou na eternidade.</text:p>
        <text:p text:style-name="P9"><text:span text:style-name="T1">Edward Acomb</text:span> </text:p>
        <text:h text:style-name="Heading_20_4" text:outline-level="4">Parte 1</text:h>
        <text:p text:style-name="Text_20_body"><text:a xlink:type="simple" xlink:href="https://www.bibliaonline.com.br/acf/sl/22" text:style-name="Internet_20_link" text:visited-style-name="Visited_20_Internet_20_Link"><text:span text:style-name="T2">Salmo 22</text:span></text:a></text:p>
        <text:p text:style-name="P3">Existem pelo menos cinco maneiras de ver essa cena. Em primeiro lugar, vemos a expressão da culpa humana na crucificação do Senhor Jesus Cristo. Do ponto de vista do homem, vemos que é apenas o desdobramento do coração humano - terrível e desesperada maldade! </text:p>
        <text:p text:style-name="P3">Vendo a cruz dessa maneira, vemos o verdadeiro estado de nós mesmos naturalmente. Diz-me o que eu sou como parte daquela velha criação que falhou em apreciar o Santo Filho de Deus quando Ele desceu aqui em perfeita graça e amor. O homem mostrou seu desprezo do Cristo de Deus, colocando-o na cruz como um malfeitor. Oh! Quão terrível é essa revelação do homem - essa expressão do estado de seu coração. É aqui que vemos que não apenas o fruto da árvore é corrupto, mas a própria árvore. O homem é essa árvore; uma árvore corrupta não pode dar bons frutos.</text:p>
        <text:p text:style-name="P4"/>
        <text:p text:style-name="P4"><text:span text:style-name="T4">Quando os representantes da família humana levantaram o Filho de Deus sobre a cruz, dizendo: "Não queremos que este reine sobre nós", o julgamento do homem foi concluído, e o veredicto do céu foi devolvido - "todo o mundo permanece culpado diante de Deus ". Ele agora vê a primeira criação de Adão como algo totalmente arruinado, sob condenação. O Senhor em vista da cruz havia decidido isso quando Ele disse: "Agora é o julgamento deste mundo" </text:span><text:a xlink:type="simple" xlink:href="https://www.bibliaonline.com.br/acf/jo/12/31" text:style-name="Internet_20_link" text:visited-style-name="Visited_20_Internet_20_Link">João 12:31</text:a><text:span text:style-name="T4">.</text:span></text:p>
        <text:p text:style-name="P4"/>
        <text:p text:style-name="P4"><text:span text:style-name="T4">Em segundo lugar, podemos ver a cruz como a expressão do ódio e do aparente triunfo de Satanás. Foi lá que ele feriu o calcanhar da semente da mulher, mas seu aparente triunfo voltou-se sobre sua própria cabeça para derrota eterna. O julgamento da primeira raça de Adão foi expresso ali e o fundamento da derrota de Satanás (e seu banimento dos domínios de Deus para sempre) também foi encontrado lá. Cristo havia dito em vista da cruz, a cena de Seu conflito com a morte, e Aquele que tinha o poder da morte: "Agora o príncipe deste mundo será expulso" </text:span><text:a xlink:type="simple" xlink:href="https://www.bibliaonline.com.br/acf/jo/12/31" text:style-name="Internet_20_link" text:visited-style-name="Visited_20_Internet_20_Link">João 12:31</text:a><text:span text:style-name="T4">. A cabeça da serpente foi ferida mesmo no momento de seu aparente triunfo. Bendito seja Deus, todos os poderes das trevas foram frustrados; cada inimigo de Deus e homem foi conquistado quando aquele Santo deu a sua testa para os espinhos, suas mãos para os pregos, e inclinou a cabeça e morreu! No terceiro dia Ele aparece em ressurreição - a prova de ter vencido a todos. Todo louvor seja ao Seu nome inigualável!</text:span></text:p>
        <text:p text:style-name="P4"/>
        <text:p text:style-name="P4"><text:span text:style-name="T4">Em terceiro lugar, em Cristo indo para a cruz, vemos Seu perfeito amor e obediência expressos ao Pai. Isso é dito nas duas escrituras seguintes: "Já não falarei muito convosco, porque se aproxima o príncipe deste mundo, e nada tem em mim; Mas é para que o mundo saiba que eu amo o Pai, e que faço como o Pai me mandou. Levanta-te, pois, vamos daqui. "</text:span><text:a xlink:type="simple" xlink:href="https://www.bibliaonline.com.br/acf/jo/14/30-31" text:style-name="Internet_20_link" text:visited-style-name="Visited_20_Internet_20_Link">João 14:30, 31</text:a><text:span text:style-name="T4">." Por isso, entrando no mundo, diz: Sacrifício e oferta não quiseste, Mas corpo me preparaste; em holocaustos e sacrifícios pelo pecado Tu não tens prazer. Então disse eu: Eis aqui venho (no principio do livro está escrito de mim) para fazer a tua vontade, ó Deus. ”</text:span><text:a xlink:type="simple" xlink:href="https://www.bibliaonline.com.br/acf/hb/10/5-7" text:style-name="Internet_20_link" text:visited-style-name="Visited_20_Internet_20_Link">Hb. 10: 5-7</text:a><text:span text:style-name="T4">. Desde a manjedoura até a cruz, vemos no bendito Senhor Jesus uma demonstração contínua de amor e obediência perfeitos ao Pai. Ele era em vida toda uma "oferta de comida" (</text:span><text:a xlink:type="simple" xlink:href="http://bibliaonline.com.br/acf/lv/2/" text:style-name="Internet_20_link" text:visited-style-name="Visited_20_Internet_20_Link"><text:span text:style-name="T7">Lv 2</text:span></text:a><text:span text:style-name="T4">), e na morte - aquela morte vista como a </text:span><text:soft-page-break/><text:span text:style-name="T4">expressão de Seu amor e obediência a Deus - um holocausto perfeito, "uma oferta ... de cheiro suave ao Senhor "(</text:span><text:a xlink:type="simple" xlink:href="https://www.bibliaonline.com.br/acf/lv/1" text:style-name="Internet_20_link" text:visited-style-name="Visited_20_Internet_20_Link">Lv. 1</text:a><text:span text:style-name="T4">). Perfumado com incenso era esse sacrifício, e apreciado por Deus o Pai com uma apreciação infinita. A cruz, vista desta maneira, foi o ponto culminante do amor e obediência de Cristo a Deus. Ele não poderia ir mais longe no caminho da auto-entrega - Ele alcançou o ponto mais baixo possível - a menor profundidade possível! E tudo isso foi como uma questão de amor e obediência, para que o mundo soubesse que Ele amava o Pai e que o coração do Pai poderia ser satisfeito e se agradar por tal expressão de amor e obediência no homem. O primeiro Adão falhou em amor e obediência; aqui foi uma recompensa por tudo isso, no último Adão. Deus está satisfeito. "Por isso também Deus o exaltou soberanamente, e lhe deu um nome que é sobre todo nome; para que ao nome de Jesus se dobre todo joelho dos que estão nos céus, e na terra, e debaixo da terra; e que toda língua confesse que Jesus Cristo é o Senhor, para a glória de Deus Pai ". </text:span><text:a xlink:type="simple" xlink:href="https://www.bibliaonline.com.br/acf/fp/2/9-11" text:style-name="Internet_20_link" text:visited-style-name="Visited_20_Internet_20_Link">Fp</text:a><text:a xlink:type="simple" xlink:href="https://www.bibliaonline.com.br/acf/fp/2/9-11" text:style-name="Internet_20_link" text:visited-style-name="Visited_20_Internet_20_Link"><text:span text:style-name="T6"> </text:span></text:a><text:a xlink:type="simple" xlink:href="https://www.bibliaonline.com.br/acf/fp/2/9-11" text:style-name="Internet_20_link" text:visited-style-name="Visited_20_Internet_20_Link">2:9-11</text:a><text:span text:style-name="T4">. Esta é a gloriosa resposta de Deus ao amor e obediência do Seu querido Filho. Ele desceu ao mais profundo; agora ele é elevado para a maior altura possível. Que nossos corações possam exclamar: Ele é digno! Ele é digno!</text:span></text:p>
        <text:p text:style-name="P4"/>
        <text:p text:style-name="P4"><text:span text:style-name="T4">Em quarto lugar, vemos a cruz como a expressão infinita do amor de Deus para um mundo culpado. Como está escrito: "Deus amou o mundo de tal maneira que deu o seu Filho unigênito, para que todo o que nele crê não pereça, mas tenha a vida eterna." </text:span><text:a xlink:type="simple" xlink:href="https://www.bibliaonline.com.br/acf/jo/3/16" text:style-name="Internet_20_link" text:visited-style-name="Visited_20_Internet_20_Link">João 3:16</text:a><text:span text:style-name="T4">. Aqui Deus dá a conhecer a um mundo culpado o fato de que Ele o ama. Ele mostra-lhes o seu coração! Preciosa mostra de Deus! O bendito fazendo conhecer o amor do seu coração! Não foi solicitado, e não foi merecido, ainda que seu coração seja visto mostrando-se - fluindo no dom de Seu Filho. O homem indigno é o objeto para o qual este amor é mostrado e para o qual fluiu em toda a sua plenitude poderosa.</text:span></text:p>
        <text:p text:style-name="P4"/>
        <text:p text:style-name="P3">A criação pode mostrar o Seu poder e sabedoria, e a Providência, o Seu beneficio para com as Suas criaturas, mas é no dom do Seu Filho unigênito que aprendemos a plenitude do Seu amor para com o homem culpado, perdido e desfeito. Deus, de pé na altura elevada de Seu trono, viu o homem em sua ruína e miséria, e o amou. Seu querido Filho foi entregue para expressar esse amor, tão infinito e tão ilimitado. O deleite de Deus desde toda a eternidade foi abandonado como prova desse amor. O Pai daria aquele companheiro de peito para que os pobres pecadores pudessem saber que Ele os amava. Oh! Quão esmagadora é a ideia de tudo isso - essa demonstração de amor puro, infinito e imerecido por parte de um Deus ofendido. Que saibamos o seu poder abençoado atuando em nossas almas; pode nos constranger a nos entregar sem reservas àquele que nos amou até a morte!</text:p>
        <text:p text:style-name="P4"/>
        <text:p text:style-name="P4"><text:span text:style-name="T4">A quinta maneira pela qual podemos ver a cruz é como o lugar onde a grande questão do pecado foi estabelecida entre Deus e Cristo, o substituto do pecador. É vendo a cruz naquela luz que somos trazidos de volta ao </text:span><text:a xlink:type="simple" xlink:href="https://www.bibliaonline.com.br/acf/sl/22" text:style-name="Internet_20_link" text:visited-style-name="Visited_20_Internet_20_Link">Salmo 22</text:a><text:span text:style-name="T4">, onde vemos o abençoado Senhor nas circunstâncias de um portador do pecado. Quão solenes são as palavras iniciais: "Deus Meu, Deus meu, por que me desamparaste? Por que estás tão longe de Me ajudar e das palavras do Meu rugido? Meu Deus, clamo de dia, mas tu não ouves; de noite, e não tenho sossego. "Poderia alguma coisa ser mais solene? Desde a eternidade até este momento, não havia nem um pouco de distância entre Deus e Seu amado Filho, mas aqui tudo foi mudado. Foi: "Por que me desamparaste?"e," Tu não me ouves. "Por que esta mudança? O filho tinha vacilado? A alegria do Pai em Seu Filho diminuiu? de modo nenhum. O que então? O pecado estava em questão. Cristo tomou o lugar do pecador; pecados e iniquidades foram colocados sobre ele; Ele deve ser tratado como o pecador (substitucional), e até que Deus fosse glorificado com respeito ao pecado, não poderia haver comunhão entre Ele e o Santo Sofredor.</text:span></text:p>
        <text:p text:style-name="P4"/>
        <text:p text:style-name="P3">Que nenhum por um momento suponha que o deleite de Deus em Seu Filho tenha diminuído no menor grau; isso nunca poderia acontecer. Mas antes, enquanto o pecado estava em Seu Filho, a própria santidade de Sua natureza exigia uma suspensão da comunhão e uma distância entre eles. É aqui que aprendemos a verdadeira natureza e os desertos do pecado - o que é em si mesmo e o que era necessário para julgá-lo.</text:p>
        <text:p text:style-name="P4"/>
        <text:p text:style-name="P3"><text:soft-page-break/>Quando falamos em distância entre Deus e o bendito Senhor na cruz, não era que houvesse algo nele para causar essa distância. Não, ele era enfaticamente "o Santo e o Justo". Ele não conhecia pecado pessoalmente. Foi o pecado que foi imputado a Ele, e as iniquidades foram colocadas sobre Ele, o que causou a distância. Ele tomou voluntariamente o lugar da infinita distância moral que pertencia ao pecador, e ficou sujeito à ira e julgamento de Deus.</text:p>
        <text:p text:style-name="P4"/>
        <text:p text:style-name="P4"><text:span text:style-name="T4">Esse é o assunto do </text:span><text:a xlink:type="simple" xlink:href="https://www.bibliaonline.com.br/acf/sl/22" text:style-name="Internet_20_link" text:visited-style-name="Visited_20_Internet_20_Link">Salmo 22</text:a><text:span text:style-name="T4"> - não que o homem não seja visto nele, mas Deus é mencionado em todo lugar - tudo é recebido como Dele. Os touros podem assombrá-lo, e os cães podem envolvê-lo, mas ele recebe a morte nas mãos de Deus: "E tu me trouxeste ao pó da morte." O homem fez o seu pior com o Cordeiro de Deus, mas quanto à expiação, o homem não estava na cena exceto como um espectador sem poder para compreender o que estava acontecendo. Nessas três horas de escuridão, ninguém a não ser Deus e Aquele que sofreu pode dizer o que foi suportado.</text:span></text:p>
        <text:p text:style-name="P4"/>
        <text:p text:style-name="P7"><text:span text:style-name="T4">Era isso que o Abençoado estava contemplando enquanto se prostrava no jardim do Getsêmani. Ele estava antecipando o que Ele aqui está sofrendo.. Lá, a sombra escura da cruz e os contornos daquela taça passaram diante Dele, que O trouxeram em profunda agonia de alma; aqui, no entanto, Ele está sobrecarregado nos horrores do julgamento e da ira encontrados naquela amarga taça. Sozinho, a uma distância infinita de Deus, e envolto em trevas impenetráveis, experimentou as desgraças indescritíveis do poço mais baixo, sua escuridão, sua profundidade. A ira de Deus caiu sobre ele. Ele foi afligido com todas as Suas ondas. A ira feroz de um Deus que odeia o pecado passou por ele. Seus terrores o cortaram. (</text:span><text:a xlink:type="simple" xlink:href="http://bibliaonline.com.br/acf/sl/88/" text:style-name="Internet_20_link" text:visited-style-name="Visited_20_Internet_20_Link"><text:span text:style-name="T7">Sl 88</text:span></text:a><text:span text:style-name="T4">) Foi então que se cumpriram aquelas palavras que diziam: "Um abismo chama outro abismo, ao ruído das tuas catadupas; todas as tuas ondas e as tuas vagas têm passado sobre mim.". </text:span><text:a xlink:type="simple" xlink:href="https://www.bibliaonline.com.br/acf/sl/42/7" text:style-name="Internet_20_link" text:visited-style-name="Visited_20_Internet_20_Link">Salmo 42: 7</text:a><text:span text:style-name="T4">. Tal era a santidade de Deus, e tal era o ódio de Deus pelo pecado, que nada menos que isso podia pôr de lado e abrir caminho para a bênção da salvação fluir para longe e para perto. Reivindicações infinitas precisavam de um sacrifício infinito para enfrentá-las. Isso foi feito quando o humilde Senhor Jesus Cristo se colocou no altar da oferta pelo pecado do Calvário. Lá o pecado foi perfeitamente expiado e posto de lado; a maldição de uma lei quebrada foi suportada; a justiça de Deus foi satisfeita; o trono, majestade e glória de Deus foram todos vindicados. Lá Deus foi infinitamente glorificado em relação ao pecado, a necessidade do homem perfeitamente satisfeita e o fundamento estabelecido para o justo realizar todos os propósitos de Deus.</text:span></text:p>
        <text:h text:style-name="Heading_20_4" text:outline-level="4">Parte 2</text:h>
        <text:p text:style-name="P5"><text:span text:style-name="T4">O sagrado Sofredor e abandonado é ouvido das pontas do boi selvagem: "Salva-me da boca do leão: pois Tu me ouvistes das pontas dos bois selvagens" </text:span><text:a xlink:type="simple" xlink:href="https://www.bibliaonline.com.br/acf/sl/22/21" text:style-name="Internet_20_link" text:visited-style-name="Visited_20_Internet_20_Link">v. 21</text:a><text:span text:style-name="T4">. E assim o trabalho está sendo concluído, a redenção é realizada, Satanás é derrotado, o aguilhão da morte é julgado e nada pode mantê-lo no túmulo, Deus levanta O Abençoado dentre os mortos; então imediatamente aquele poderoso conquistador começou a dispensar os despojos da vitória: "Eu declararei o Teu nome a meus irmãos; no meio da congregação Eu louvarei a Ti". Isso foi literalmente cumprido quando Jesus disse a Maria depois que Ele se levantou: "Não me toques; porque ainda não subi para meu Pai, mas vai para meus irmãos e diz-lhes que eu subo para meu Pai e vosso Pai; e ao meu Deus e vosso Deus. " </text:span><text:a xlink:type="simple" xlink:href="https://www.bibliaonline.com.br/acf/jo/20/17" text:style-name="Internet_20_link" text:visited-style-name="Visited_20_Internet_20_Link">João 20:17</text:a><text:span text:style-name="T4"> Erguido das profundezas da morte e ressuscitado, foi Sua grande alegria trazer Seu povo para um novo relacionamento com Ele mesmo, e declarar o nome do Pai de uma maneira que nunca havia sido declarada antes. A unidade da família abençoada é expressa naquelas palavras: "Meu Pai e vosso Pai ... Meu Deus e vosso Deus. "Ele não se envergonha de nos chamar irmãos, dizendo:" Eu declararei o teu nome aos meus irmãos, no meio da igreja cantarei louvores a Ti." </text:span><text:a xlink:type="simple" xlink:href="http://bibliaonline.com.br/acf/hb/2/12" text:style-name="Internet_20_link" text:visited-style-name="Visited_20_Internet_20_Link"><text:span text:style-name="T2">Hb 2:12</text:span></text:a></text:p>
        <text:p text:style-name="P5"/>
        <text:p text:style-name="P1">Não há algo inconcebivelmente precioso no pensamento de que este foi o primeiro ato depois que Ele ressuscitou dos mortos - para declarar o nome do Pai a Seus irmãos, e para torná-los familiarizados com o fato de seu novo lugar diante de Deus em associação familiar consigo mesmo? Até então Seus discípulos tinham sido membros de uma nação que havia sido trazida para a <text:soft-page-break/>proximidade exterior a Deus e que eram individualmente o povo de Deus. Agora eles são trazidos para a unidade familiar comparada com o próprio Senhor ressuscitado. Se nos lembrássemos disso sempre que estivéssemos reunidos para celebrar Seu louvor, quão elevado e santo seria, e quão doce seria o fluir daquilo que Deus se deleita em aceitar dos corações agradecidos.</text:p>
        <text:p text:style-name="P5"/>
        <text:p text:style-name="P5"><text:span text:style-name="T4">Mas, não é o propósito de nosso salmo introduzir-nos em todas as glórias pertencentes à Igreja, e no chamado e privilégios dela. De fato, a Igreja não é o objeto do salmo; simplesmente declara no </text:span><text:a xlink:type="simple" xlink:href="https://www.bibliaonline.com.br/acf/sl/22/22" text:style-name="Internet_20_link" text:visited-style-name="Visited_20_Internet_20_Link">versículo 22</text:a><text:span text:style-name="T4">, Cristo falando profeticamente de Si mesmo, que Ele declararia o nome do Pai a seus irmãos, e cantaria louvores no meio da congregação, a qual é interpretada como a Igreja (</text:span><text:a xlink:type="simple" xlink:href="http://bibliaonline.com.br/acf/hb/2/12" text:style-name="Internet_20_link" text:visited-style-name="Visited_20_Internet_20_Link"><text:span text:style-name="T2">Hb 2:12</text:span></text:a><text:span text:style-name="T4">). Então, ele passa com o que o salmo está ocupado, isto é, a restauração e a bênção de Israel, e a bênção da nação e da terra no período milenar ainda por vir, quando "o Senhor reinará sobre toda a terra:</text:span></text:p>
        <text:p text:style-name="P5"/>
        <text:p text:style-name="P5"><text:span text:style-name="T4">naquele dia um será o Senhor, e um será o seu nome. </text:span><text:a xlink:type="simple" xlink:href="https://www.bibliaonline.com.br/acf/zc/14/9" text:style-name="Internet_20_link" text:visited-style-name="Visited_20_Internet_20_Link"><text:span text:style-name="T2">Zc 14</text:span></text:a><text:a xlink:type="simple" xlink:href="https://www.bibliaonline.com.br/acf/zc/14/9" text:style-name="Internet_20_link" text:visited-style-name="Visited_20_Internet_20_Link"><text:span text:style-name="T4">: 9</text:span></text:a><text:span text:style-name="T5"> </text:span><text:span text:style-name="T4">Então se dirá: "Temei o Senhor, louvai-o, pois todos vós sois descendentes de Jacó, glorifica-o, e teme-o, todos vós, a descendência de Israel." </text:span><text:a xlink:type="simple" xlink:href="https://www.bibliaonline.com.br/acf/sl/22/23" text:style-name="Internet_20_link" text:visited-style-name="Visited_20_Internet_20_Link">Salmo 22:23</text:a><text:span text:style-name="T4">. Isso, evidentemente, nos leva à "era por vir" - não à eternidade, pois as nacionalidades cessam ali, mas na "era por vir", quando Cristo levará os co-herdeiros à glória e retornará com eles para julgar. o Israel vivo e restaurado e os salvos das nações, quando Satanás for amarrado, e "o conhecimento do Senhor cobrirá a terra como as águas cobrem o mar".</text:span></text:p>
        <text:p text:style-name="P5"/>
        <text:p text:style-name="P5"><text:span text:style-name="T3">É isso que o nosso salmo aponta, do </text:span><text:a xlink:type="simple" xlink:href="https://www.bibliaonline.com.br/acf/sl/22/23-31" text:style-name="Internet_20_link" text:visited-style-name="Visited_20_Internet_20_Link">verso 23</text:a><text:span text:style-name="T3"> ao </text:span><text:span text:style-name="T4">fim. E quão interessante é saber que esta cena presente e arruinada pelo pecado será tão aliviada e revigorada sob o justo domínio do legítimo Rei. Deus não somente trará as tribos de Israel, agora dispersas, do norte e do sul, do oriente e do ocidente (</text:span><text:a xlink:type="simple" xlink:href="https://www.bibliaonline.com.br/acf/is/43/5,6" text:style-name="Internet_20_link" text:visited-style-name="Visited_20_Internet_20_Link"><text:span text:style-name="T2">Is 43</text:span></text:a><text:a xlink:type="simple" xlink:href="https://www.bibliaonline.com.br/acf/is/43/5,6" text:style-name="Internet_20_link" text:visited-style-name="Visited_20_Internet_20_Link">: 5, 6</text:a><text:span text:style-name="T4">) e as estabelecerá em sua própria terra, e fará de Jerusalém a alegria de toda a terra. mas também abençoará as nações salvas e as fará servir e adorar o Rei - o Senhor dos Exércitos que reina no Monte Sião. "Todos os confins do mundo se lembrarão e se converterão ao Senhor; e todas as tribos das nações adorarão diante de ti. Porque o reino é do Senhor; e ele é o governador entre as nações." E então "O meu louvor será de ti na grande congregação; pagarei os meus votos perante os que o temem." Aqui, ele não se refere à Igreja, como no </text:span><text:a xlink:type="simple" xlink:href="https://www.bibliaonline.com.br/acf/sl/22/23" text:style-name="Internet_20_link" text:visited-style-name="Visited_20_Internet_20_Link">versículo 22</text:a><text:span text:style-name="T4">, mas às grandes reuniões milenares, quando o centro das reuniões da nação e de Israel será "Sião, a cidade do grande Rei", e o próprio Rei, objeto de adoração universal. . Tempo abençoado! Abençoada libertação do poder de Satanás!</text:span></text:p>
        <text:p text:style-name="P5"/>
        <text:p text:style-name="P1">Então, ondas de bênção sairão do grande centro até alcançarem os limites máximos dos vastos domínios do Rei. Seu reino será de mar a mar, e do rio até os confins da terra, e a maré da bênção lavará até aos termos. Estas não serão ondas de mal desmoralizante, mas de maravilhosa e enobrecedora bênção, que resultará no reconhecimento da supremacia e dignidade daquele que está reinando.</text:p>
        <text:p text:style-name="P5"/>
        <text:p text:style-name="P5"><text:span text:style-name="T4">Benditos são os propósitos de Deus! Ele não irá parar até que tudo seja encontrado no abençoado reconhecimento do outrora humilde Senhor Jesus, pois é o mistério de Sua vontade que Ele tão graciosamente nos comunicou: "Que na dispensação da plenitude dos tempos de tornar a congregar todas as coisas em Cristo, tanto as que estão no céu, e que estão na terra. </text:span><text:a xlink:type="simple" xlink:href="http://bibliaonline.com.br/acf/ef/1/10" text:style-name="Internet_20_link" text:visited-style-name="Visited_20_Internet_20_Link"><text:span text:style-name="T2">Ef 1:10</text:span></text:a><text:span text:style-name="T5"> </text:span><text:span text:style-name="T4">Deus propôs que Seu querido Filho, o outrora rejeitado e expulso Jesus, deveria ser o grande centro de glória celestial e terrena, para que toda nação da terra O adorasse (</text:span><text:a xlink:type="simple" xlink:href="http://bibliaonline.com.br/acf/zc/14/16" text:style-name="Internet_20_link" text:visited-style-name="Visited_20_Internet_20_Link"><text:span text:style-name="T2">Zc 14:16</text:span></text:a><text:span text:style-name="T4">), e que os anjos da Deus deveria estar subindo e descendo sobre Ele (</text:span><text:a xlink:type="simple" xlink:href="http://bibliaonline.com.br/acf/jo/1/51" text:style-name="Internet_20_link" text:visited-style-name="Visited_20_Internet_20_Link"><text:span text:style-name="T2">Jo 1:51</text:span></text:a><text:span text:style-name="T4">). Assim, Deus honrará Aquele que o honrou até a morte!</text:span></text:p>
        <text:p text:style-name="P5"/>
        <text:p text:style-name="P1">Mas, ao contemplar essa vasta cena de glória vindoura, é bom lembrarmos que é o fruto da morte da cruz que o Filho abençoado de Deus suportou. Tudo é baseado e flui dessa morte e da expiação feita por ele. Não pode haver bênção para a raça caída e uma criação marcada pelo pecado à parte da cruz. Ela teve que ser suportada primeiro, pelo próprio Filho de Deus, com o cumprimento do <text:soft-page-break/>julgamento e do abandono. E então as bênçãos infinitas e universais podem fluir sem impedimento; sim, toda a cena exultará em bênção sob o cetro justo do Rei dos reis.</text:p>
        <text:p text:style-name="P5"/>
        <text:p text:style-name="P1">Assim, esse maravilhoso salmo nos apresenta não apenas a base das bênçãos - o abandono e a ira sobre Cristo na cruz, mas também espalha diante de nós toda a cena da futura bênção e glória milenar, o precioso fruto dessa Cruz. suportado por Ele. Então, não somente os céus o adorarão e o louvarão, mas tudo sob o sol se curvará diante dEle sendo Ele próprio Senhor de tudo.</text:p>
        <text:p text:style-name="P5"/>
        <text:p text:style-name="P1">O Senhor Jesus Cristo, o outrora rejeitado, mas agora entronizado, é digno de todo louvor!</text:p>
        <text:p text:style-name="P5"/>
        <text:p text:style-name="P2">"Ouça! o som de Regozijo </text:p>
        <text:p text:style-name="P6"/>
        <text:p text:style-name="P2">Alto como poderoso trovão a soar</text:p>
        <text:p text:style-name="P6"/>
        <text:p text:style-name="P2">Ou a plenitude das águas em seu bramido</text:p>
        <text:p text:style-name="P6"/>
        <text:p text:style-name="P2">Quando se quebram na praia do mar!</text:p>
        <text:p text:style-name="P6"/>
        <text:p text:style-name="P2">Aleluia! pois o senhor</text:p>
        <text:p text:style-name="P6"/>
        <text:p text:style-name="P2">Deus onipotente reinará:</text:p>
        <text:p text:style-name="P6"/>
        <text:p text:style-name="P2">Aleluia! assim como ecoou</text:p>
        <text:p text:style-name="P6"/>
        <text:p text:style-name="P8">deixe a palavra por toda a terra ecoar".</text:p>
        <text:p text:style-name="P11">Edward Acomb</text:p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Liberation Serif1" svg:font-family="'Liberation Serif', serif"/>
    <style:font-face style:name="Lohit Devanagari1" svg:font-family="'Lohit Devanagari'"/>
    <style:font-face style:name="Noto Sans CJK SC Regular1" svg:font-family="'Noto Sans CJK SC Regular'"/>
    <style:font-face style:name="Segoe UI" svg:font-family="'Segoe UI', Arial, Helvetica, sans-serif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erif1" fo:font-family="'Liberation Serif', serif" fo:font-size="24pt" fo:font-weight="bold" style:font-name-asian="Noto Sans CJK SC Regular1" style:font-family-asian="'Noto Sans CJK SC Regular'" style:font-size-asian="24pt" style:font-weight-asian="bold" style:font-name-complex="Lohit Devanagari1" style:font-family-complex="'Lohit Devanagari'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Lohit Devanagari1" style:font-family-complex="'Lohit Devanagari'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, monospace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Lohit Devanagari1" style:font-family-complex="'Lohit Devanagari'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48:35.285345925</meta:creation-date>
    <dc:date>2019-02-15T12:47:54.854228865</dc:date>
    <meta:generator>LibreOffice/6.0.7.3$Linux_X86_64 LibreOffice_project/00m0$Build-3</meta:generator>
    <meta:editing-duration>PT5M38S</meta:editing-duration>
    <meta:editing-cycles>5</meta:editing-cycles>
    <meta:document-statistic meta:table-count="0" meta:image-count="0" meta:object-count="0" meta:page-count="5" meta:paragraph-count="37" meta:word-count="3118" meta:character-count="17182" meta:non-whitespace-character-count="14098"/>
  </office:meta>
</office:document-meta>
</file>